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1c1c1c" draw:marker-start-width="0.35cm" draw:marker-end-width="0.35cm" draw:fill="none" draw:fill-color="#000000" draw:textarea-horizontal-align="justify" draw:textarea-vertical-align="middle" draw:auto-grow-height="false" fo:min-height="12.15cm" fo:min-width="7.7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1c1c1c" draw:marker-start-width="0.35cm" draw:marker-end-width="0.35cm" draw:fill="none" draw:fill-color="#000000" draw:textarea-horizontal-align="justify" draw:textarea-vertical-align="middle" draw:auto-grow-height="false" fo:min-height="14.05cm" fo:min-width="17.2cm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1.35cm" fo:min-width="7.3cm"/>
    </style:style>
    <style:style style:name="gr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1c1c1c" draw:marker-start-width="0.35cm" draw:marker-end-width="0.35cm" draw:fill="none" draw:fill-color="#000000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1.35cm" fo:min-width="17.1cm"/>
    </style:style>
    <style:style style:name="gr7" style:family="graphic" style:parent-style-name="standard">
      <style:graphic-properties draw:stroke="solid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6cm" fo:min-width="0.35cm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5cm" fo:min-width="0.25cm" fo:padding-top="0.175cm" fo:padding-bottom="0.175cm" fo:padding-left="0.3cm" fo:padding-right="0.3cm"/>
    </style:style>
    <style:style style:name="gr9" style:family="graphic" style:parent-style-name="standard">
      <style:graphic-properties draw:stroke="none" draw:fill="solid" draw:fill-color="#ff3333" draw:textarea-horizontal-align="justify" draw:textarea-vertical-align="middle" draw:auto-grow-height="false" fo:min-height="5.35cm" fo:min-width="3.8cm"/>
    </style:style>
    <style:style style:name="gr10" style:family="graphic" style:parent-style-name="standard">
      <style:graphic-properties draw:stroke="none" draw:fill="solid" draw:fill-color="#ff3333" draw:textarea-horizontal-align="justify" draw:textarea-vertical-align="middle" draw:auto-grow-height="false" fo:min-height="6.65cm" fo:min-width="8.6cm"/>
    </style:style>
    <style:style style:name="gr1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cm" svg:height="12.4cm" svg:x="1cm" svg:y="2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8cm" svg:height="14.4cm" svg:x="10.7cm" svg:y="2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8cm" svg:height="1.6cm" svg:x="1.2cm" svg:y="13.3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cm" svg:y1="13.3cm" svg:x2="9.1cm" svg:y2="13.3cm">
          <text:p/>
        </draw:line>
        <draw:line draw:style-name="gr5" draw:text-style-name="P1" draw:layer="layout" svg:x1="10.7cm" svg:y1="15.2cm" svg:x2="28.5cm" svg:y2="15.2cm">
          <text:p/>
        </draw:line>
        <draw:custom-shape draw:style-name="gr6" draw:text-style-name="P1" draw:layer="layout" svg:width="17.6cm" svg:height="1.6cm" svg:x="10.8cm" svg:y="15.3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cm" svg:height="1.2cm" svg:x="4.4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2cm" svg:height="1.2cm" svg:x="19.001cm" svg:y="1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4.3cm" svg:height="5.6cm" svg:x="1.1cm" svg:y="2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1cm" svg:height="6.9cm" svg:x="10.8cm" svg:y="2.7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cm" svg:y1="2.3cm" svg:x2="5.6cm" svg:y2="2.3cm">
          <text:p/>
        </draw:line>
        <draw:line draw:style-name="gr11" draw:text-style-name="P1" draw:layer="layout" svg:x1="0.7cm" svg:y1="2.5cm" svg:x2="0.7cm" svg:y2="8.3cm">
          <text:p/>
        </draw:line>
        <draw:line draw:style-name="gr11" draw:text-style-name="P1" draw:layer="layout" svg:x1="10.8cm" svg:y1="2.3cm" svg:x2="19.9cm" svg:y2="2.3cm">
          <text:p/>
        </draw:line>
        <draw:line draw:style-name="gr11" draw:text-style-name="P1" draw:layer="layout" svg:x1="10.4cm" svg:y1="2.6cm" svg:x2="10.4cm" svg:y2="9.7cm">
          <text:p/>
        </draw:line>
        <draw:frame draw:style-name="gr12" draw:layer="layout" svg:width="5.908cm" svg:height="0.962cm" svg:x="12cm" svg:y="1.3cm">
          <draw:text-box>
            <text:p>50 % d'une tablette</text:p>
          </draw:text-box>
        </draw:frame>
        <draw:frame draw:style-name="gr12" draw:layer="layout" svg:width="6.822cm" svg:height="0.962cm" svg:x="0.6cm" svg:y="1.2cm">
          <draw:text-box>
            <text:p>50 % d'un smartphon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</meta:initial-creator>
    <meta:creation-date>2017-01-12T09:25:20.161636919</meta:creation-date>
    <dc:date>2017-01-12T09:44:44.066237022</dc:date>
    <dc:creator>thomas </dc:creator>
    <meta:editing-duration>PT3M21S</meta:editing-duration>
    <meta:editing-cycles>1</meta:editing-cycles>
    <meta:document-statistic meta:object-count="16"/>
    <meta:generator>LibreOffice/4.3.3.2$Linux_X86_64 LibreOffice_project/430m0$Build-2</meta:generator>
  </office:meta>
</office:document-meta>
</file>